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2mm"/>
    </style:style>
    <style:style style:name="co3" style:family="table-column">
      <style:table-column-properties fo:break-before="auto" style:column-width="30.14mm"/>
    </style:style>
    <style:style style:name="co4" style:family="table-column">
      <style:table-column-properties fo:break-before="auto" style:column-width="9.44mm"/>
    </style:style>
    <style:style style:name="co5" style:family="table-column">
      <style:table-column-properties fo:break-before="auto" style:column-width="4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4"/>
    <style:style style:name="ce11" style:family="table-cell" style:parent-style-name="Default" style:data-style-name="N36"/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sefa yıkama 38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38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 başlangıç 25 mart 2020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utar “sefa yıkama 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style-name="ce15" office:value-type="float" office:value="240.984" calcext:value-type="float">
            <text:p>240,984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/>
          <table:table-cell office:value-type="float" office:value="351.25" calcext:value-type="float">
            <text:p>351,25</text:p>
          </table:table-cell>
          <table:table-cell table:formula="of:=[.D8]-[.D7]" office:value-type="float" office:value="110.266" calcext:value-type="float">
            <text:p>110,266</text:p>
          </table:table-cell>
          <table:table-cell table:style-name="ce17" table:formula="of:=[$'2020 çedaş'.F11]" office:value-type="float" office:value="0.94450655238805" calcext:value-type="float">
            <text:p>0,94</text:p>
          </table:table-cell>
          <table:table-cell table:formula="of:=[.F8]*[.E8]" office:value-type="float" office:value="104.146959505621" calcext:value-type="float">
            <text:p>104,15</text:p>
          </table:table-cell>
        </table:table-row>
        <table:table-row table:style-name="ro1">
          <table:table-cell/>
          <table:table-cell table:style-name="ce18" office:value-type="date" office:date-value="2020-05-05" calcext:value-type="date">
            <text:p>05.05.2020</text:p>
          </table:table-cell>
          <table:table-cell/>
          <table:table-cell office:value-type="float" office:value="766.3" calcext:value-type="float">
            <text:p>766,3</text:p>
          </table:table-cell>
          <table:table-cell table:formula="of:=[.D9]-[.D8]" office:value-type="float" office:value="415.05" calcext:value-type="float">
            <text:p>415,05</text:p>
          </table:table-cell>
          <table:table-cell table:style-name="ce17" table:formula="of:=[.F8]" office:value-type="float" office:value="0.94450655238805" calcext:value-type="float">
            <text:p>0,94</text:p>
          </table:table-cell>
          <table:table-cell table:formula="of:=[.F9]*[.E9]" office:value-type="float" office:value="392.01744456866" calcext:value-type="float">
            <text:p>392,02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D10]-[.D9]" office:value-type="float" office:value="423.7" calcext:value-type="float">
            <text:p>423,7</text:p>
          </table:table-cell>
          <table:table-cell table:style-name="ce17" table:formula="of:=[.F9]" office:value-type="float" office:value="0.94450655238805" calcext:value-type="float">
            <text:p>0,94</text:p>
          </table:table-cell>
          <table:table-cell table:formula="of:=[.F10]*[.E10]" office:value-type="float" office:value="400.187426246817" calcext:value-type="float">
            <text:p>400,19</text:p>
          </table:table-cell>
        </table:table-row>
        <table:table-row table:style-name="ro1">
          <table:table-cell table:number-columns-repeated="5"/>
          <table:table-cell table:style-name="ce17" table:formula="of:=[.F10]" office:value-type="float" office:value="0.94450655238805" calcext:value-type="float">
            <text:p>0,94</text:p>
          </table:table-cell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 table:formula="of:=[.F11]" office:value-type="float" office:value="0.94450655238805" calcext:value-type="float">
            <text:p>0,94</text:p>
          </table:table-cell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22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22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tutar “sefa yıkama hesap” ta bakiyeden düşülü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17" calcext:value-type="date">
            <text:p>17.03.2020</text:p>
          </table:table-cell>
          <table:table-cell/>
          <table:table-cell table:style-name="ce15" office:value-type="float" office:value="5696.5" calcext:value-type="float">
            <text:p>5696,5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20" calcext:value-type="date">
            <text:p>20.04.2020</text:p>
          </table:table-cell>
          <table:table-cell/>
          <table:table-cell office:value-type="float" office:value="5745.5" calcext:value-type="float">
            <text:p>5745,5</text:p>
          </table:table-cell>
          <table:table-cell table:formula="of:=[.D7]-[.D6]" office:value-type="float" office:value="49" calcext:value-type="float">
            <text:p>49</text:p>
          </table:table-cell>
          <table:table-cell table:style-name="ce17" office:value-type="float" office:value="0.9" calcext:value-type="float">
            <text:p>0,90</text:p>
          </table:table-cell>
          <table:table-cell table:formula="of:=[.F7]*[.E7]" office:value-type="float" office:value="44.1" calcext:value-type="float">
            <text:p>44,10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office:value-type="float" office:value="5756.5" calcext:value-type="float">
            <text:p>5756,5</text:p>
          </table:table-cell>
          <table:table-cell table:formula="of:=[.D8]-[.D7]" office:value-type="float" office:value="11" calcext:value-type="float">
            <text:p>11</text:p>
          </table:table-cell>
          <table:table-cell table:style-name="ce17" table:formula="of:=[.F7]" office:value-type="float" office:value="0.9" calcext:value-type="float">
            <text:p>0,90</text:p>
          </table:table-cell>
          <table:table-cell table:formula="of:=[.F8]*[.E8]" office:value-type="float" office:value="9.9" calcext:value-type="float">
            <text:p>9,90</text:p>
          </table:table-cell>
        </table:table-row>
        <table:table-row table:style-name="ro1">
          <table:table-cell/>
          <table:table-cell table:style-name="ce18"/>
          <table:table-cell table:number-columns-repeated="3"/>
          <table:table-cell table:style-name="ce17"/>
          <table:table-cell/>
        </table:table-row>
        <table:table-row table:style-name="ro1" table:number-rows-repeated="2">
          <table:table-cell table:number-columns-repeated="5"/>
          <table:table-cell table:style-name="ce17"/>
          <table:table-cell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fa kani narlıgöl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 office:value-type="string" calcext:value-type="string">
            <text:p>ilk yazar</text:p>
          </table:table-cell>
          <table:table-cell table:style-name="ce19" office:value-type="float" office:value="907" calcext:value-type="float">
            <text:p>907</text:p>
          </table:table-cell>
          <table:table-cell table:style-name="ce15" table:number-columns-repeated="2"/>
          <table:table-cell table:style-name="ce16" table:number-columns-repeated="2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formula="of:=[.D6]+[.E7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7]/[.E7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06" calcext:value-type="date">
            <text:p>06.04.2020</text:p>
          </table:table-cell>
          <table:table-cell/>
          <table:table-cell table:formula="of:=[.D7]+[.E8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8]/[.E8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23" calcext:value-type="date">
            <text:p>23.04.2020</text:p>
          </table:table-cell>
          <table:table-cell/>
          <table:table-cell table:formula="of:=[.D8]+[.E9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9]/[.E9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table:formula="of:=[.D9]+[.E10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style-name="ce16" table:formula="of:=[.F10]/[.E10]" office:value-type="float" office:value="4.4004400440044" calcext:value-type="float">
            <text:p>4,40</text:p>
          </table:table-cell>
          <table:table-cell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/>
          <table:table-cell table:formula="of:=[.D10]+[.E11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16" table:formula="of:=[.F11]/[.E11]" office:value-type="float" office:value="5.05050505050505" calcext:value-type="float">
            <text:p>5,05</text:p>
          </table:table-cell>
          <table:table-cell/>
        </table:table-row>
        <table:table-row table:style-name="ro1">
          <table:table-cell table:number-columns-repeated="3"/>
          <table:table-cell table:formula="of:=[.D11]+[.E12]" office:value-type="float" office:value="1031.47" calcext:value-type="float">
            <text:p>1031,47</text:p>
          </table:table-cell>
          <table:table-cell table:number-columns-repeated="2"/>
          <table:table-cell table:style-name="ce16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fa yıkama hesap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7"/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fa kani narlıgöl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tutar</text:p>
          </table:table-cell>
          <table:table-cell table:style-name="ce20" office:value-type="string" calcext:value-type="string">
            <text:p>bakiye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2020-21 kira bedeli</text:p>
          </table:table-cell>
          <table:table-cell office:value-type="float" office:value="14000" calcext:value-type="float">
            <text:p>14000</text:p>
          </table:table-cell>
          <table:table-cell table:formula="of:=[.D8]" office:value-type="float" office:value="14000" calcext:value-type="float">
            <text:p>14.000,00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indirim</text:p>
          </table:table-cell>
          <table:table-cell office:value-type="float" office:value="-1000" calcext:value-type="float">
            <text:p>-1000</text:p>
          </table:table-cell>
          <table:table-cell table:formula="of:=[.E8]+[.D9]" office:value-type="float" office:value="13000" calcext:value-type="float">
            <text:p>13.000,00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ödeme</text:p>
          </table:table-cell>
          <table:table-cell office:value-type="float" office:value="-8200" calcext:value-type="float">
            <text:p>-8200</text:p>
          </table:table-cell>
          <table:table-cell table:formula="of:=[.E9]+[.D10]" office:value-type="float" office:value="4800" calcext:value-type="float">
            <text:p>4.800,00</text:p>
          </table:table-cell>
        </table:table-row>
        <table:table-row table:style-name="ro1">
          <table:table-cell table:number-columns-repeated="3"/>
          <table:table-cell office:value-type="float" office:value="-4800" calcext:value-type="float">
            <text:p>-4800</text:p>
          </table:table-cell>
          <table:table-cell table:formula="of:=[.E10]+[.D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 office:value-type="float" office:value="192.75" calcext:value-type="float">
            <text:p>192,75</text:p>
          </table:table-cell>
          <table:table-cell table:formula="of:=[.E11]+[.D12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8]" office:value-type="float" office:value="104.146959505621" calcext:value-type="float">
            <text:p>104,15</text:p>
          </table:table-cell>
          <table:table-cell table:formula="of:=[.E12]+[.D13]" office:value-type="float" office:value="296.896959505621" calcext:value-type="float">
            <text:p>296,90</text:p>
          </table:table-cell>
        </table:table-row>
        <table:table-row table:style-name="ro1">
          <table:table-cell/>
          <table:table-cell table:style-name="ce18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table:formula="of:=-1*[$'sefa yıkama 220'.G7]" office:value-type="float" office:value="-44.1" calcext:value-type="float">
            <text:p>-44,1</text:p>
          </table:table-cell>
          <table:table-cell table:formula="of:=[.E13]+[.D14]" office:value-type="float" office:value="252.796959505621" calcext:value-type="float">
            <text:p>252,80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9]" office:value-type="float" office:value="392.01744456866" calcext:value-type="float">
            <text:p>392,02</text:p>
          </table:table-cell>
          <table:table-cell table:formula="of:=[.E14]+[.D15]" office:value-type="float" office:value="644.814404074281" calcext:value-type="float">
            <text:p>644,81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 office:value-type="float" office:value="-500" calcext:value-type="float">
            <text:p>-500</text:p>
          </table:table-cell>
          <table:table-cell table:formula="of:=[.E15]+[.D16]" office:value-type="float" office:value="144.814404074281" calcext:value-type="float">
            <text:p>144,81</text:p>
          </table:table-cell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table:formula="of:=-1*[$'sefa yıkama 220'.G8]" office:value-type="float" office:value="-9.9" calcext:value-type="float">
            <text:p>-9,9</text:p>
          </table:table-cell>
          <table:table-cell table:formula="of:=[.E16]+[.D17]" office:value-type="float" office:value="134.914404074281" calcext:value-type="float">
            <text:p>134,91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 table:style-name="ce17" table:formula="of:=[$'sefa yıkama 380'.G10]" office:value-type="float" office:value="400.187426246817" calcext:value-type="float">
            <text:p>400,19</text:p>
          </table:table-cell>
          <table:table-cell table:formula="of:=[.E17]+[.D18]" office:value-type="float" office:value="535.101830321098" calcext:value-type="float">
            <text:p>535,10</text:p>
          </table:table-cell>
        </table:table-row>
        <table:table-row table:style-name="ro1">
          <table:table-cell/>
          <table:table-cell table:style-name="ce18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 office:value-type="float" office:value="-400" calcext:value-type="float">
            <text:p>-400</text:p>
          </table:table-cell>
          <table:table-cell table:formula="of:=[.E18]+[.D19]" office:value-type="float" office:value="135.101830321098" calcext:value-type="float">
            <text:p>135,10</text:p>
          </table:table-cell>
        </table:table-row>
        <table:table-row table:style-name="ro1">
          <table:table-cell table:number-columns-repeated="4"/>
          <table:table-cell table:formula="of:=[.E19]+[.D20]" office:value-type="float" office:value="135.101830321098" calcext:value-type="float">
            <text:p>135,10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08:42:06.75012383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08:31:44.518789051</meta:creation-date>
    <dc:date>2020-06-17T08:47:08.083306852</dc:date>
    <meta:editing-duration>PT1H6M41S</meta:editing-duration>
    <meta:editing-cycles>12</meta:editing-cycles>
    <meta:generator>LibreOffice/6.1.5.2$Linux_X86_64 LibreOffice_project/10$Build-2</meta:generator>
    <meta:document-statistic meta:table-count="6" meta:cell-count="245" meta:object-count="0"/>
  </office:meta>
</office:document-meta>
</file>